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3" office:value-type="string" calcext:value-type="string">
            <text:p>Sex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Hijos</text:p>
          </table:table-cell>
          <table:table-cell table:style-name="ce1" office:value-type="string" calcext:value-type="string">
            <text:p>Sueldo Bruto</text:p>
          </table:table-cell>
          <table:table-cell table:style-name="ce1" office:value-type="string" calcext:value-type="string">
            <text:p>Categoría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Adán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Gal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6877" calcext:value-type="currency">
            <text:p>96.877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Aldaya</text:p>
          </table:table-cell>
          <table:table-cell office:value-type="string" calcext:value-type="string">
            <text:p>Alkor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5428" calcext:value-type="currency">
            <text:p>135.42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Alfageme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9775" calcext:value-type="currency">
            <text:p>49.77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amach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165" calcext:value-type="currency">
            <text:p>53.16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Basavilbaso</text:p>
          </table:table-cell>
          <table:table-cell office:value-type="string" calcext:value-type="string">
            <text:p>Fab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4194" calcext:value-type="currency">
            <text:p>114.19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Bustelo</text:p>
          </table:table-cell>
          <table:table-cell office:value-type="string" calcext:value-type="string">
            <text:p>Franc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7380" calcext:value-type="currency">
            <text:p>137.380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Ramiro</text:p>
          </table:table-cell>
          <table:table-cell office:value-type="string" calcext:value-type="string">
            <text:p>Cagigal</text:p>
          </table:table-cell>
          <table:table-cell office:value-type="string" calcext:value-type="string">
            <text:p>L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428" calcext:value-type="currency">
            <text:p>110.42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inero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5912" calcext:value-type="currency">
            <text:p>15.91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Melg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9295" calcext:value-type="currency">
            <text:p>49.29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Simeón</text:p>
          </table:table-cell>
          <table:table-cell office:value-type="string" calcext:value-type="string">
            <text:p>Cárdena</text:p>
          </table:table-cell>
          <table:table-cell office:value-type="string" calcext:value-type="string">
            <text:p>Basavilba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458" calcext:value-type="currency">
            <text:p>24.45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onrado</text:p>
          </table:table-cell>
          <table:table-cell office:value-type="string" calcext:value-type="string">
            <text:p>Echeverría</text:p>
          </table:table-cell>
          <table:table-cell office:value-type="string" calcext:value-type="string">
            <text:p>Elgorr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61" calcext:value-type="currency">
            <text:p>145.16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Expósito</text:p>
          </table:table-cell>
          <table:table-cell office:value-type="string" calcext:value-type="string">
            <text:p>Mantec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639" calcext:value-type="currency">
            <text:p>139.639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8059" calcext:value-type="currency">
            <text:p>88.05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ictorian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Gaviri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5914" calcext:value-type="currency">
            <text:p>35.91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Gallo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4999" calcext:value-type="currency">
            <text:p>54.99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Efré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7739" calcext:value-type="currency">
            <text:p>107.73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Huarte</text:p>
          </table:table-cell>
          <table:table-cell office:value-type="string" calcext:value-type="string">
            <text:p>Moren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6968" calcext:value-type="currency">
            <text:p>46.96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Bernabé</text:p>
          </table:table-cell>
          <table:table-cell office:value-type="string" calcext:value-type="string">
            <text:p>Irureta</text:p>
          </table:table-cell>
          <table:table-cell office:value-type="string" calcext:value-type="string">
            <text:p>Arroy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7094" calcext:value-type="currency">
            <text:p>47.09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75" calcext:value-type="currency">
            <text:p>91.77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Millán</text:p>
          </table:table-cell>
          <table:table-cell office:value-type="string" calcext:value-type="string">
            <text:p>Moll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5455" calcext:value-type="currency">
            <text:p>45.45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Ormaechea</text:p>
          </table:table-cell>
          <table:table-cell office:value-type="string" calcext:value-type="string">
            <text:p>Guisas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7575" calcext:value-type="currency">
            <text:p>97.57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Calabuig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45" calcext:value-type="currency">
            <text:p>13.645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Perea</text:p>
          </table:table-cell>
          <table:table-cell office:value-type="string" calcext:value-type="string">
            <text:p>Salanov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7678" calcext:value-type="currency">
            <text:p>77.67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Edmundo</text:p>
          </table:table-cell>
          <table:table-cell office:value-type="string" calcext:value-type="string">
            <text:p>Permuy</text:p>
          </table:table-cell>
          <table:table-cell office:value-type="string" calcext:value-type="string">
            <text:p>Gonzálv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5814" calcext:value-type="currency">
            <text:p>35.81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Basili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Vie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147" calcext:value-type="currency">
            <text:p>44.14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simir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3641" calcext:value-type="currency">
            <text:p>63.64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Néstor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Vilch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1712" calcext:value-type="currency">
            <text:p>91.712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Efraín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4228" calcext:value-type="currency">
            <text:p>144.22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Quiles</text:p>
          </table:table-cell>
          <table:table-cell office:value-type="string" calcext:value-type="string">
            <text:p>Alj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2563" calcext:value-type="currency">
            <text:p>82.56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exach</text:p>
          </table:table-cell>
          <table:table-cell office:value-type="string" calcext:value-type="string">
            <text:p>Sarmien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546" calcext:value-type="currency">
            <text:p>140.54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469" calcext:value-type="currency">
            <text:p>23.46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Ricondo</text:p>
          </table:table-cell>
          <table:table-cell office:value-type="string" calcext:value-type="string">
            <text:p>Aniev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202" calcext:value-type="currency">
            <text:p>58.202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Simón</text:p>
          </table:table-cell>
          <table:table-cell office:value-type="string" calcext:value-type="string">
            <text:p>Rodero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0323" calcext:value-type="currency">
            <text:p>100.32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Salguero</text:p>
          </table:table-cell>
          <table:table-cell office:value-type="string" calcext:value-type="string">
            <text:p>Barr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7917" calcext:value-type="currency">
            <text:p>87.917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Inchaust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4658" calcext:value-type="currency">
            <text:p>104.65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Fajar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9447" calcext:value-type="currency">
            <text:p>139.44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Urdangarín</text:p>
          </table:table-cell>
          <table:table-cell office:value-type="string" calcext:value-type="string">
            <text:p>Agu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517" calcext:value-type="currency">
            <text:p>133.51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Valpuesta</text:p>
          </table:table-cell>
          <table:table-cell office:value-type="string" calcext:value-type="string">
            <text:p>Buitrag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3577" calcext:value-type="currency">
            <text:p>63.577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ogelio</text:p>
          </table:table-cell>
          <table:table-cell office:value-type="string" calcext:value-type="string">
            <text:p>Yllera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7905" calcext:value-type="currency">
            <text:p>47.90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arío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Tribi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6626" calcext:value-type="currency">
            <text:p>86.62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Alemany</text:p>
          </table:table-cell>
          <table:table-cell office:value-type="string" calcext:value-type="string">
            <text:p>Yeb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3249" calcext:value-type="currency">
            <text:p>23.24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enélope</text:p>
          </table:table-cell>
          <table:table-cell office:value-type="string" calcext:value-type="string">
            <text:p>Cobas</text:p>
          </table:table-cell>
          <table:table-cell office:value-type="string" calcext:value-type="string">
            <text:p>Semper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1041" calcext:value-type="currency">
            <text:p>41.04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Balagu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4576" calcext:value-type="currency">
            <text:p>94.57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Cubillas</text:p>
          </table:table-cell>
          <table:table-cell office:value-type="string" calcext:value-type="string">
            <text:p>Ruimo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1630" calcext:value-type="currency">
            <text:p>71.63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Ballest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Coruñ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5628" calcext:value-type="currency">
            <text:p>55.62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Dulcine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or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4813" calcext:value-type="currency">
            <text:p>84.81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Ferreiro</text:p>
          </table:table-cell>
          <table:table-cell office:value-type="string" calcext:value-type="string">
            <text:p>Azpeit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2668" calcext:value-type="currency">
            <text:p>42.66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ornos</text:p>
          </table:table-cell>
          <table:table-cell office:value-type="string" calcext:value-type="string">
            <text:p>Hue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3599" calcext:value-type="currency">
            <text:p>63.59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Grijalvo</text:p>
          </table:table-cell>
          <table:table-cell office:value-type="string" calcext:value-type="string">
            <text:p>Pin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0349" calcext:value-type="currency">
            <text:p>90.34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Iriarte</text:p>
          </table:table-cell>
          <table:table-cell office:value-type="string" calcext:value-type="string">
            <text:p>Pé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9537" calcext:value-type="currency">
            <text:p>29.53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Mansilla</text:p>
          </table:table-cell>
          <table:table-cell office:value-type="string" calcext:value-type="string">
            <text:p>Maté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2305" calcext:value-type="currency">
            <text:p>52.30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Encarnación</text:p>
          </table:table-cell>
          <table:table-cell office:value-type="string" calcext:value-type="string">
            <text:p>Masferrer</text:p>
          </table:table-cell>
          <table:table-cell office:value-type="string" calcext:value-type="string">
            <text:p>Tama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2827" calcext:value-type="currency">
            <text:p>122.82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Trinidad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Coruñ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7609" calcext:value-type="currency">
            <text:p>57.60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Sauced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83536" calcext:value-type="currency">
            <text:p>83.53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Riera</text:p>
          </table:table-cell>
          <table:table-cell office:value-type="string" calcext:value-type="string">
            <text:p>Ricar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1311" calcext:value-type="currency">
            <text:p>141.31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Betenc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Coruñ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873" calcext:value-type="currency">
            <text:p>14.873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Cel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Coruñ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332" calcext:value-type="currency">
            <text:p>145.332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Tula</text:p>
          </table:table-cell>
          <table:table-cell office:value-type="string" calcext:value-type="string">
            <text:p>Cl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0833" calcext:value-type="currency">
            <text:p>110.83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Zaldívar</text:p>
          </table:table-cell>
          <table:table-cell office:value-type="string" calcext:value-type="string">
            <text:p>Estra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Coruñ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2153" calcext:value-type="currency">
            <text:p>102.15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Toric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3099" calcext:value-type="currency">
            <text:p>103.09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Ariola</text:p>
          </table:table-cell>
          <table:table-cell office:value-type="string" calcext:value-type="string">
            <text:p>Co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007" calcext:value-type="currency">
            <text:p>132.00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ermín</text:p>
          </table:table-cell>
          <table:table-cell office:value-type="string" calcext:value-type="string">
            <text:p>Azcarate</text:p>
          </table:table-cell>
          <table:table-cell office:value-type="string" calcext:value-type="string">
            <text:p>Bordíu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585" calcext:value-type="currency">
            <text:p>18.58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albín</text:p>
          </table:table-cell>
          <table:table-cell office:value-type="string" calcext:value-type="string">
            <text:p>Orb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1476" calcext:value-type="currency">
            <text:p>41.476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Barriola</text:p>
          </table:table-cell>
          <table:table-cell office:value-type="string" calcext:value-type="string">
            <text:p>Úb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0041" calcext:value-type="currency">
            <text:p>120.04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ázaro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onzál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8911" calcext:value-type="currency">
            <text:p>38.91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Borre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7223" calcext:value-type="currency">
            <text:p>77.22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Blázquez</text:p>
          </table:table-cell>
          <table:table-cell office:value-type="string" calcext:value-type="string">
            <text:p>Becerri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2240" calcext:value-type="currency">
            <text:p>102.24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Bolív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6594" calcext:value-type="currency">
            <text:p>126.59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Bollidor</text:p>
          </table:table-cell>
          <table:table-cell office:value-type="string" calcext:value-type="string">
            <text:p>Bene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1366" calcext:value-type="currency">
            <text:p>71.36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uesa</text:p>
          </table:table-cell>
          <table:table-cell office:value-type="string" calcext:value-type="string">
            <text:p>Za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361" calcext:value-type="currency">
            <text:p>12.361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Cabezas</text:p>
          </table:table-cell>
          <table:table-cell office:value-type="string" calcext:value-type="string">
            <text:p>Berastegui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551" calcext:value-type="currency">
            <text:p>137.55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Camarasa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822" calcext:value-type="currency">
            <text:p>24.82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lías</text:p>
          </table:table-cell>
          <table:table-cell office:value-type="string" calcext:value-type="string">
            <text:p>Carcelén</text:p>
          </table:table-cell>
          <table:table-cell office:value-type="string" calcext:value-type="string">
            <text:p>Bisquert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805" calcext:value-type="currency">
            <text:p>137.80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ué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9444" calcext:value-type="currency">
            <text:p>89.444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Celis</text:p>
          </table:table-cell>
          <table:table-cell office:value-type="string" calcext:value-type="string">
            <text:p>Abad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434" calcext:value-type="currency">
            <text:p>149.43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on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4041" calcext:value-type="currency">
            <text:p>24.04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aimiel</text:p>
          </table:table-cell>
          <table:table-cell office:value-type="string" calcext:value-type="string">
            <text:p>Narvá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0288" calcext:value-type="currency">
            <text:p>60.28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Elorza</text:p>
          </table:table-cell>
          <table:table-cell office:value-type="string" calcext:value-type="string">
            <text:p>Burrel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221" calcext:value-type="currency">
            <text:p>40.22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Wenceslao</text:p>
          </table:table-cell>
          <table:table-cell office:value-type="string" calcext:value-type="string">
            <text:p>Estella</text:p>
          </table:table-cell>
          <table:table-cell office:value-type="string" calcext:value-type="string">
            <text:p>Borbo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7451" calcext:value-type="currency">
            <text:p>27.45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amarr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28105" calcext:value-type="currency">
            <text:p>128.10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Goitisolo</text:p>
          </table:table-cell>
          <table:table-cell office:value-type="string" calcext:value-type="string">
            <text:p>Paví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815" calcext:value-type="currency">
            <text:p>131.81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madeo</text:p>
          </table:table-cell>
          <table:table-cell office:value-type="string" calcext:value-type="string">
            <text:p>Goyanes</text:p>
          </table:table-cell>
          <table:table-cell office:value-type="string" calcext:value-type="string">
            <text:p>Trist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6015" calcext:value-type="currency">
            <text:p>66.01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Beneit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4383" calcext:value-type="currency">
            <text:p>74.38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Lavilla</text:p>
          </table:table-cell>
          <table:table-cell office:value-type="string" calcext:value-type="string">
            <text:p>Repis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4729" calcext:value-type="currency">
            <text:p>54.72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ulalio</text:p>
          </table:table-cell>
          <table:table-cell office:value-type="string" calcext:value-type="string">
            <text:p>Lucendo</text:p>
          </table:table-cell>
          <table:table-cell office:value-type="string" calcext:value-type="string">
            <text:p>Quindó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9435" calcext:value-type="currency">
            <text:p>109.43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Martorel</text:p>
          </table:table-cell>
          <table:table-cell office:value-type="string" calcext:value-type="string">
            <text:p>Mart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694" calcext:value-type="currency">
            <text:p>48.69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Moreira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1333" calcext:value-type="currency">
            <text:p>101.33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Orbaiz</text:p>
          </table:table-cell>
          <table:table-cell office:value-type="string" calcext:value-type="string">
            <text:p>Carril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5151" calcext:value-type="currency">
            <text:p>55.15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Pulgar</text:p>
          </table:table-cell>
          <table:table-cell office:value-type="string" calcext:value-type="string">
            <text:p>Ala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248" calcext:value-type="currency">
            <text:p>94.24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Ramallo</text:p>
          </table:table-cell>
          <table:table-cell office:value-type="string" calcext:value-type="string">
            <text:p>Garri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4326" calcext:value-type="currency">
            <text:p>134.32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Rupérez</text:p>
          </table:table-cell>
          <table:table-cell office:value-type="string" calcext:value-type="string">
            <text:p>Borg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0655" calcext:value-type="currency">
            <text:p>130.65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Jaló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277" calcext:value-type="currency">
            <text:p>127.27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Arenaz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3552" calcext:value-type="currency">
            <text:p>103.552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Tejerina</text:p>
          </table:table-cell>
          <table:table-cell office:value-type="string" calcext:value-type="string">
            <text:p>Mingue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2990" calcext:value-type="currency">
            <text:p>92.99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urelio</text:p>
          </table:table-cell>
          <table:table-cell office:value-type="string" calcext:value-type="string">
            <text:p>Tornero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7271" calcext:value-type="currency">
            <text:p>147.27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ul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elénd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9491" calcext:value-type="currency">
            <text:p>39.49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Trevijano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174" calcext:value-type="currency">
            <text:p>140.17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Aberustegui</text:p>
          </table:table-cell>
          <table:table-cell office:value-type="string" calcext:value-type="string">
            <text:p>Prat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25827" calcext:value-type="currency">
            <text:p>25.82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Abón</text:p>
          </table:table-cell>
          <table:table-cell office:value-type="string" calcext:value-type="string">
            <text:p>Sole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6751" calcext:value-type="currency">
            <text:p>116.75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Aguinaga</text:p>
          </table:table-cell>
          <table:table-cell office:value-type="string" calcext:value-type="string">
            <text:p>Igarz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53678" calcext:value-type="currency">
            <text:p>53.67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lcolea</text:p>
          </table:table-cell>
          <table:table-cell office:value-type="string" calcext:value-type="string">
            <text:p>Bo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7870" calcext:value-type="currency">
            <text:p>97.87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ranzana</text:p>
          </table:table-cell>
          <table:table-cell office:value-type="string" calcext:value-type="string">
            <text:p>Angu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250" calcext:value-type="currency">
            <text:p>65.25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Ardiles</text:p>
          </table:table-cell>
          <table:table-cell office:value-type="string" calcext:value-type="string">
            <text:p>Cant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3295" calcext:value-type="currency">
            <text:p>133.29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rribas</text:p>
          </table:table-cell>
          <table:table-cell office:value-type="string" calcext:value-type="string">
            <text:p>Manzanar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6340" calcext:value-type="currency">
            <text:p>136.340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Barceló</text:p>
          </table:table-cell>
          <table:table-cell office:value-type="string" calcext:value-type="string">
            <text:p>Sabug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8980" calcext:value-type="currency">
            <text:p>18.98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élid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Lobat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1629" calcext:value-type="currency">
            <text:p>21.62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Brotóns</text:p>
          </table:table-cell>
          <table:table-cell office:value-type="string" calcext:value-type="string">
            <text:p>Echeniqu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489" calcext:value-type="currency">
            <text:p>136.489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obos</text:p>
          </table:table-cell>
          <table:table-cell office:value-type="string" calcext:value-type="string">
            <text:p>Calder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4638" calcext:value-type="currency">
            <text:p>114.63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stébanez</text:p>
          </table:table-cell>
          <table:table-cell office:value-type="string" calcext:value-type="string">
            <text:p>Viad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7630" calcext:value-type="currency">
            <text:p>107.63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Irizar</text:p>
          </table:table-cell>
          <table:table-cell office:value-type="string" calcext:value-type="string">
            <text:p>Ve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4619" calcext:value-type="currency">
            <text:p>144.619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Lezama</text:p>
          </table:table-cell>
          <table:table-cell office:value-type="string" calcext:value-type="string">
            <text:p>Bal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4458" calcext:value-type="currency">
            <text:p>94.45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Manzanal</text:p>
          </table:table-cell>
          <table:table-cell office:value-type="string" calcext:value-type="string">
            <text:p>Cárde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8800" calcext:value-type="currency">
            <text:p>68.80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Lucrecia</text:p>
          </table:table-cell>
          <table:table-cell office:value-type="string" calcext:value-type="string">
            <text:p>Marciaga</text:p>
          </table:table-cell>
          <table:table-cell office:value-type="string" calcext:value-type="string">
            <text:p>Abai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7422" calcext:value-type="currency">
            <text:p>47.42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alatea</text:p>
          </table:table-cell>
          <table:table-cell office:value-type="string" calcext:value-type="string">
            <text:p>Montiel</text:p>
          </table:table-cell>
          <table:table-cell office:value-type="string" calcext:value-type="string">
            <text:p>Echeve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318" calcext:value-type="currency">
            <text:p>109.31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Montoro</text:p>
          </table:table-cell>
          <table:table-cell office:value-type="string" calcext:value-type="string">
            <text:p>Cach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5813" calcext:value-type="currency">
            <text:p>105.81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Múgica</text:p>
          </table:table-cell>
          <table:table-cell office:value-type="string" calcext:value-type="string">
            <text:p>Riomayo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227" calcext:value-type="currency">
            <text:p>37.22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Pel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5194" calcext:value-type="currency">
            <text:p>25.19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Narbona</text:p>
          </table:table-cell>
          <table:table-cell office:value-type="string" calcext:value-type="string">
            <text:p>Lizá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2865" calcext:value-type="currency">
            <text:p>42.865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Tiz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6474" calcext:value-type="currency">
            <text:p>36.47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Calv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3628" calcext:value-type="currency">
            <text:p>103.62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Ce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407" calcext:value-type="currency">
            <text:p>52.40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Quindós</text:p>
          </table:table-cell>
          <table:table-cell office:value-type="string" calcext:value-type="string">
            <text:p>Mor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8147" calcext:value-type="currency">
            <text:p>28.14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ibelles</text:p>
          </table:table-cell>
          <table:table-cell office:value-type="string" calcext:value-type="string">
            <text:p>Mato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go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58747" calcext:value-type="currency">
            <text:p>58.747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áenz</text:p>
          </table:table-cell>
          <table:table-cell office:value-type="string" calcext:value-type="string">
            <text:p>Ser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2505" calcext:value-type="currency">
            <text:p>132.50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Labor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44721" calcext:value-type="currency">
            <text:p>44.72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oldevila</text:p>
          </table:table-cell>
          <table:table-cell office:value-type="string" calcext:value-type="string">
            <text:p>Fuen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1529" calcext:value-type="currency">
            <text:p>121.529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Graci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5690" calcext:value-type="currency">
            <text:p>15.69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Tamayo</text:p>
          </table:table-cell>
          <table:table-cell office:value-type="string" calcext:value-type="string">
            <text:p>Uri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go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100" calcext:value-type="currency">
            <text:p>13.100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Taverner</text:p>
          </table:table-cell>
          <table:table-cell office:value-type="string" calcext:value-type="string">
            <text:p>Camin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8207" calcext:value-type="currency">
            <text:p>18.20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arte</text:p>
          </table:table-cell>
          <table:table-cell office:value-type="string" calcext:value-type="string">
            <text:p>Herná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ugo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6658" calcext:value-type="currency">
            <text:p>136.65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Anguita</text:p>
          </table:table-cell>
          <table:table-cell office:value-type="string" calcext:value-type="string">
            <text:p>Estéba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6333" calcext:value-type="currency">
            <text:p>66.33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Bagués</text:p>
          </table:table-cell>
          <table:table-cell office:value-type="string" calcext:value-type="string">
            <text:p>Sope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64501" calcext:value-type="currency">
            <text:p>64.50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Blasco</text:p>
          </table:table-cell>
          <table:table-cell office:value-type="string" calcext:value-type="string">
            <text:p>Villa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8366" calcext:value-type="currency">
            <text:p>58.36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Brasa</text:p>
          </table:table-cell>
          <table:table-cell office:value-type="string" calcext:value-type="string">
            <text:p>Dalam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0848" calcext:value-type="currency">
            <text:p>140.84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odina</text:p>
          </table:table-cell>
          <table:table-cell office:value-type="string" calcext:value-type="string">
            <text:p>Ve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3616" calcext:value-type="currency">
            <text:p>113.61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ondes</text:p>
          </table:table-cell>
          <table:table-cell office:value-type="string" calcext:value-type="string">
            <text:p>Mont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011" calcext:value-type="currency">
            <text:p>37.011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rencio</text:p>
          </table:table-cell>
          <table:table-cell office:value-type="string" calcext:value-type="string">
            <text:p>Dalmau</text:p>
          </table:table-cell>
          <table:table-cell office:value-type="string" calcext:value-type="string">
            <text:p>Castres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9286" calcext:value-type="currency">
            <text:p>109.28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Doblas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7357" calcext:value-type="currency">
            <text:p>37.35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ufrasio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0056" calcext:value-type="currency">
            <text:p>60.05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arciso</text:p>
          </table:table-cell>
          <table:table-cell office:value-type="string" calcext:value-type="string">
            <text:p>Fabra</text:p>
          </table:table-cell>
          <table:table-cell office:value-type="string" calcext:value-type="string">
            <text:p>Alcara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5096" calcext:value-type="currency">
            <text:p>135.09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irso</text:p>
          </table:table-cell>
          <table:table-cell office:value-type="string" calcext:value-type="string">
            <text:p>Ferrón</text:p>
          </table:table-cell>
          <table:table-cell office:value-type="string" calcext:value-type="string">
            <text:p>Sardá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4664" calcext:value-type="currency">
            <text:p>114.66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Illera</text:p>
          </table:table-cell>
          <table:table-cell office:value-type="string" calcext:value-type="string">
            <text:p>Ballin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0082" calcext:value-type="currency">
            <text:p>40.08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Lasa</text:p>
          </table:table-cell>
          <table:table-cell office:value-type="string" calcext:value-type="string">
            <text:p>Arga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2681" calcext:value-type="currency">
            <text:p>112.68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Noceda</text:p>
          </table:table-cell>
          <table:table-cell office:value-type="string" calcext:value-type="string">
            <text:p>Colomer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2490" calcext:value-type="currency">
            <text:p>42.49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onifacio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Abásol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8802" calcext:value-type="currency">
            <text:p>48.80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Écij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31997" calcext:value-type="currency">
            <text:p>31.99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ball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124" calcext:value-type="currency">
            <text:p>138.12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Santisteban</text:p>
          </table:table-cell>
          <table:table-cell office:value-type="string" calcext:value-type="string">
            <text:p>Ugart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5786" calcext:value-type="currency">
            <text:p>115.78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Urdiales</text:p>
          </table:table-cell>
          <table:table-cell office:value-type="string" calcext:value-type="string">
            <text:p>Manzanal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049" calcext:value-type="currency">
            <text:p>12.049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bainza</text:p>
          </table:table-cell>
          <table:table-cell office:value-type="string" calcext:value-type="string">
            <text:p>Bei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8094" calcext:value-type="currency">
            <text:p>98.094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ntúnez</text:p>
          </table:table-cell>
          <table:table-cell office:value-type="string" calcext:value-type="string">
            <text:p>Tosc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2699" calcext:value-type="currency">
            <text:p>52.699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Arizola</text:p>
          </table:table-cell>
          <table:table-cell office:value-type="string" calcext:value-type="string">
            <text:p>Mantero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6906" calcext:value-type="currency">
            <text:p>136.90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ngustias</text:p>
          </table:table-cell>
          <table:table-cell office:value-type="string" calcext:value-type="string">
            <text:p>Astray</text:p>
          </table:table-cell>
          <table:table-cell office:value-type="string" calcext:value-type="string">
            <text:p>Reng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8011" calcext:value-type="currency">
            <text:p>108.01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zcúnaga</text:p>
          </table:table-cell>
          <table:table-cell office:value-type="string" calcext:value-type="string">
            <text:p>Tov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56150" calcext:value-type="currency">
            <text:p>56.15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Azkarate</text:p>
          </table:table-cell>
          <table:table-cell office:value-type="string" calcext:value-type="string">
            <text:p>Domene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885" calcext:value-type="currency">
            <text:p>127.88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ayón</text:p>
          </table:table-cell>
          <table:table-cell office:value-type="string" calcext:value-type="string">
            <text:p>Fen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6850" calcext:value-type="currency">
            <text:p>46.85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ertolaza</text:p>
          </table:table-cell>
          <table:table-cell office:value-type="string" calcext:value-type="string">
            <text:p>Montjuich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46380" calcext:value-type="currency">
            <text:p>146.380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enoveva</text:p>
          </table:table-cell>
          <table:table-cell office:value-type="string" calcext:value-type="string">
            <text:p>Bonet</text:p>
          </table:table-cell>
          <table:table-cell office:value-type="string" calcext:value-type="string">
            <text:p>Aboy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1066" calcext:value-type="currency">
            <text:p>131.06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Lucía</text:p>
          </table:table-cell>
          <table:table-cell office:value-type="string" calcext:value-type="string">
            <text:p>Broto</text:p>
          </table:table-cell>
          <table:table-cell office:value-type="string" calcext:value-type="string">
            <text:p>Gorj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9983" calcext:value-type="currency">
            <text:p>119.98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Celada</text:p>
          </table:table-cell>
          <table:table-cell office:value-type="string" calcext:value-type="string">
            <text:p>Lagarrag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4632" calcext:value-type="currency">
            <text:p>44.63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melia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Ma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8753" calcext:value-type="currency">
            <text:p>88.75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La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8297" calcext:value-type="currency">
            <text:p>18.29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Puig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3474" calcext:value-type="currency">
            <text:p>53.47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Graciela</text:p>
          </table:table-cell>
          <table:table-cell office:value-type="string" calcext:value-type="string">
            <text:p>Fantone</text:p>
          </table:table-cell>
          <table:table-cell office:value-type="string" calcext:value-type="string">
            <text:p>Carmon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079" calcext:value-type="currency">
            <text:p>149.079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Frutos</text:p>
          </table:table-cell>
          <table:table-cell office:value-type="string" calcext:value-type="string">
            <text:p>Novo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2621" calcext:value-type="currency">
            <text:p>62.62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Maeztu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7607" calcext:value-type="currency">
            <text:p>37.60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Blázq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01686" calcext:value-type="currency">
            <text:p>101.68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Orbai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448" calcext:value-type="currency">
            <text:p>111.44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barreche</text:p>
          </table:table-cell>
          <table:table-cell office:value-type="string" calcext:value-type="string">
            <text:p>Rom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10194" calcext:value-type="currency">
            <text:p>110.19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aridad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Rond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9891" calcext:value-type="currency">
            <text:p>139.89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Legarza</text:p>
          </table:table-cell>
          <table:table-cell office:value-type="string" calcext:value-type="string">
            <text:p>Menes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17263" calcext:value-type="currency">
            <text:p>117.26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Zorit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338" calcext:value-type="currency">
            <text:p>83.33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Miláns</text:p>
          </table:table-cell>
          <table:table-cell office:value-type="string" calcext:value-type="string">
            <text:p>Calvi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4463" calcext:value-type="currency">
            <text:p>134.46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Mitjavilla</text:p>
          </table:table-cell>
          <table:table-cell office:value-type="string" calcext:value-type="string">
            <text:p>Ambó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14043" calcext:value-type="currency">
            <text:p>114.04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Mondragón</text:p>
          </table:table-cell>
          <table:table-cell office:value-type="string" calcext:value-type="string">
            <text:p>Ovall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7911" calcext:value-type="currency">
            <text:p>137.91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Murúa</text:p>
          </table:table-cell>
          <table:table-cell office:value-type="string" calcext:value-type="string">
            <text:p>Dié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5910" calcext:value-type="currency">
            <text:p>65.91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max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rens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40214" calcext:value-type="currency">
            <text:p>140.21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Ordóñez</text:p>
          </table:table-cell>
          <table:table-cell office:value-type="string" calcext:value-type="string">
            <text:p>Mat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62488" calcext:value-type="currency">
            <text:p>62.48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Paes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6618" calcext:value-type="currency">
            <text:p>16.61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edolat</text:p>
          </table:table-cell>
          <table:table-cell office:value-type="string" calcext:value-type="string">
            <text:p>Torreci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6883" calcext:value-type="currency">
            <text:p>106.88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Reliegos</text:p>
          </table:table-cell>
          <table:table-cell office:value-type="string" calcext:value-type="string">
            <text:p>Góngor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rense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6492" calcext:value-type="currency">
            <text:p>96.492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Rollá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urense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47203" calcext:value-type="currency">
            <text:p>47.20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Suinaga</text:p>
          </table:table-cell>
          <table:table-cell office:value-type="string" calcext:value-type="string">
            <text:p>Alday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ren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38092" calcext:value-type="currency">
            <text:p>138.092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Yebra</text:p>
          </table:table-cell>
          <table:table-cell office:value-type="string" calcext:value-type="string">
            <text:p>Rodrígu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rense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49858" calcext:value-type="currency">
            <text:p>149.85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Acebal</text:p>
          </table:table-cell>
          <table:table-cell office:value-type="string" calcext:value-type="string">
            <text:p>Pined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9615" calcext:value-type="currency">
            <text:p>89.61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Talla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7338" calcext:value-type="currency">
            <text:p>77.33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onorio</text:p>
          </table:table-cell>
          <table:table-cell office:value-type="string" calcext:value-type="string">
            <text:p>Ambós</text:p>
          </table:table-cell>
          <table:table-cell office:value-type="string" calcext:value-type="string">
            <text:p>Nasarr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874" calcext:value-type="currency">
            <text:p>13.874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Belmonte</text:p>
          </table:table-cell>
          <table:table-cell office:value-type="string" calcext:value-type="string">
            <text:p>Par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5481" calcext:value-type="currency">
            <text:p>125.48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eófilo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Cui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916" calcext:value-type="currency">
            <text:p>14.916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Brizuela</text:p>
          </table:table-cell>
          <table:table-cell office:value-type="string" calcext:value-type="string">
            <text:p>Ruvi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68369" calcext:value-type="currency">
            <text:p>68.36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lorián</text:p>
          </table:table-cell>
          <table:table-cell office:value-type="string" calcext:value-type="string">
            <text:p>Canales</text:p>
          </table:table-cell>
          <table:table-cell office:value-type="string" calcext:value-type="string">
            <text:p>Almans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2984" calcext:value-type="currency">
            <text:p>82.984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bías</text:p>
          </table:table-cell>
          <table:table-cell office:value-type="string" calcext:value-type="string">
            <text:p>Caneda</text:p>
          </table:table-cell>
          <table:table-cell office:value-type="string" calcext:value-type="string">
            <text:p>Santidriá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34000" calcext:value-type="currency">
            <text:p>34.00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Capilla</text:p>
          </table:table-cell>
          <table:table-cell office:value-type="string" calcext:value-type="string">
            <text:p>Arriba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5961" calcext:value-type="currency">
            <text:p>85.96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arón</text:p>
          </table:table-cell>
          <table:table-cell office:value-type="string" calcext:value-type="string">
            <text:p>Casillas</text:p>
          </table:table-cell>
          <table:table-cell office:value-type="string" calcext:value-type="string">
            <text:p>Acebed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3367" calcext:value-type="currency">
            <text:p>143.36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Damborenea</text:p>
          </table:table-cell>
          <table:table-cell office:value-type="string" calcext:value-type="string">
            <text:p>Yáñ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32742" calcext:value-type="currency">
            <text:p>132.742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Baqu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01033" calcext:value-type="currency">
            <text:p>101.03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Saúl</text:p>
          </table:table-cell>
          <table:table-cell office:value-type="string" calcext:value-type="string">
            <text:p>Eguren</text:p>
          </table:table-cell>
          <table:table-cell office:value-type="string" calcext:value-type="string">
            <text:p>Cisnero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23724" calcext:value-type="currency">
            <text:p>123.72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Encina</text:p>
          </table:table-cell>
          <table:table-cell office:value-type="string" calcext:value-type="string">
            <text:p>Elduayen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8389" calcext:value-type="currency">
            <text:p>58.38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Jacinto</text:p>
          </table:table-cell>
          <table:table-cell office:value-type="string" calcext:value-type="string">
            <text:p>Ferré</text:p>
          </table:table-cell>
          <table:table-cell office:value-type="string" calcext:value-type="string">
            <text:p>Roi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8495" calcext:value-type="currency">
            <text:p>88.495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ominaya</text:p>
          </table:table-cell>
          <table:table-cell office:value-type="string" calcext:value-type="string">
            <text:p>Amest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4513" calcext:value-type="currency">
            <text:p>14.513,00 €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éctor</text:p>
          </table:table-cell>
          <table:table-cell office:value-type="string" calcext:value-type="string">
            <text:p>Garo</text:p>
          </table:table-cell>
          <table:table-cell office:value-type="string" calcext:value-type="string">
            <text:p>Lain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6761" calcext:value-type="currency">
            <text:p>116.76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Velázq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4002" calcext:value-type="currency">
            <text:p>24.00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Gorostazu</text:p>
          </table:table-cell>
          <table:table-cell office:value-type="string" calcext:value-type="string">
            <text:p>Marciag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04993" calcext:value-type="currency">
            <text:p>104.99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stelle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8390" calcext:value-type="currency">
            <text:p>98.39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Imanol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Camp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4978" calcext:value-type="currency">
            <text:p>24.978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Landaluce</text:p>
          </table:table-cell>
          <table:table-cell office:value-type="string" calcext:value-type="string">
            <text:p>Requej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82293" calcext:value-type="currency">
            <text:p>82.29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Losada</text:p>
          </table:table-cell>
          <table:table-cell office:value-type="string" calcext:value-type="string">
            <text:p>Saldañ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94890" calcext:value-type="currency">
            <text:p>94.89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avarrete</text:p>
          </table:table-cell>
          <table:table-cell office:value-type="string" calcext:value-type="string">
            <text:p>Usaol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81670" calcext:value-type="currency">
            <text:p>81.67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oriega</text:p>
          </table:table-cell>
          <table:table-cell office:value-type="string" calcext:value-type="string">
            <text:p>Montes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6703" calcext:value-type="currency">
            <text:p>46.70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Argüer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92226" calcext:value-type="currency">
            <text:p>92.22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drián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Baro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4131" calcext:value-type="currency">
            <text:p>124.13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Perelló</text:p>
          </table:table-cell>
          <table:table-cell office:value-type="string" calcext:value-type="string">
            <text:p>Permuy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9253" calcext:value-type="currency">
            <text:p>19.25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Riesgo</text:p>
          </table:table-cell>
          <table:table-cell office:value-type="string" calcext:value-type="string">
            <text:p>Berru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981" calcext:value-type="currency">
            <text:p>127.98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Urdanet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37556" calcext:value-type="currency">
            <text:p>137.55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receño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9387" calcext:value-type="currency">
            <text:p>49.387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Silvestre</text:p>
          </table:table-cell>
          <table:table-cell office:value-type="string" calcext:value-type="string">
            <text:p>Terán</text:p>
          </table:table-cell>
          <table:table-cell office:value-type="string" calcext:value-type="string">
            <text:p>Mier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92253" calcext:value-type="currency">
            <text:p>92.25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Tesouro</text:p>
          </table:table-cell>
          <table:table-cell office:value-type="string" calcext:value-type="string">
            <text:p>Mínguez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9033" calcext:value-type="currency">
            <text:p>119.03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Ubarri</text:p>
          </table:table-cell>
          <table:table-cell office:value-type="string" calcext:value-type="string">
            <text:p>Berlana</text:p>
          </table:table-cell>
          <table:table-cell table:style-name="ce4" office:value-type="string" calcext:value-type="string">
            <text:p>Homb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3185" calcext:value-type="currency">
            <text:p>133.185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Agüera</text:p>
          </table:table-cell>
          <table:table-cell office:value-type="string" calcext:value-type="string">
            <text:p>Salgu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11201" calcext:value-type="currency">
            <text:p>111.201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Nélida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Com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8273" calcext:value-type="currency">
            <text:p>68.27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Almodóvar</text:p>
          </table:table-cell>
          <table:table-cell office:value-type="string" calcext:value-type="string">
            <text:p>Goitisol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5070" calcext:value-type="currency">
            <text:p>25.070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Gi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646" calcext:value-type="currency">
            <text:p>81.646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Aramburu</text:p>
          </table:table-cell>
          <table:table-cell office:value-type="string" calcext:value-type="string">
            <text:p>Olall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8993" calcext:value-type="currency">
            <text:p>138.99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ilaria</text:p>
          </table:table-cell>
          <table:table-cell office:value-type="string" calcext:value-type="string">
            <text:p>Arangoiti</text:p>
          </table:table-cell>
          <table:table-cell office:value-type="string" calcext:value-type="string">
            <text:p>Suár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81131" calcext:value-type="currency">
            <text:p>81.13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Cubell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08220" calcext:value-type="currency">
            <text:p>108.22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aptista</text:p>
          </table:table-cell>
          <table:table-cell office:value-type="string" calcext:value-type="string">
            <text:p>Sori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3764" calcext:value-type="currency">
            <text:p>23.764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Basabilbaso</text:p>
          </table:table-cell>
          <table:table-cell office:value-type="string" calcext:value-type="string">
            <text:p>Maru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2693" calcext:value-type="currency">
            <text:p>122.693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felia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Nist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139088" calcext:value-type="currency">
            <text:p>139.088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Ángeles</text:p>
          </table:table-cell>
          <table:table-cell office:value-type="string" calcext:value-type="string">
            <text:p>Bueras</text:p>
          </table:table-cell>
          <table:table-cell office:value-type="string" calcext:value-type="string">
            <text:p>Iturrald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41483" calcext:value-type="currency">
            <text:p>41.48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Engracia</text:p>
          </table:table-cell>
          <table:table-cell office:value-type="string" calcext:value-type="string">
            <text:p>Cañizares</text:p>
          </table:table-cell>
          <table:table-cell office:value-type="string" calcext:value-type="string">
            <text:p>Zár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30423" calcext:value-type="currency">
            <text:p>30.42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aparrós</text:p>
          </table:table-cell>
          <table:table-cell office:value-type="string" calcext:value-type="string">
            <text:p>Corrale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6783" calcext:value-type="currency">
            <text:p>16.78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arnicer</text:p>
          </table:table-cell>
          <table:table-cell office:value-type="string" calcext:value-type="string">
            <text:p>Mascó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23106" calcext:value-type="currency">
            <text:p>123.10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iganda</text:p>
          </table:table-cell>
          <table:table-cell office:value-type="string" calcext:value-type="string">
            <text:p>Alfaya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27466" calcext:value-type="currency">
            <text:p>127.466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iginia</text:p>
          </table:table-cell>
          <table:table-cell office:value-type="string" calcext:value-type="string">
            <text:p>Echevarri</text:p>
          </table:table-cell>
          <table:table-cell office:value-type="string" calcext:value-type="string">
            <text:p>Varcárc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72754" calcext:value-type="currency">
            <text:p>72.754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Elgorriaga</text:p>
          </table:table-cell>
          <table:table-cell office:value-type="string" calcext:value-type="string">
            <text:p>Urarte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7683" calcext:value-type="currency">
            <text:p>37.683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Ferragut</text:p>
          </table:table-cell>
          <table:table-cell office:value-type="string" calcext:value-type="string">
            <text:p>Cañell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83722" calcext:value-type="currency">
            <text:p>83.722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Garoña</text:p>
          </table:table-cell>
          <table:table-cell office:value-type="string" calcext:value-type="string">
            <text:p>Pont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6222" calcext:value-type="currency">
            <text:p>26.22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Lambarri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71301" calcext:value-type="currency">
            <text:p>71.30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Herráinz</text:p>
          </table:table-cell>
          <table:table-cell office:value-type="string" calcext:value-type="string">
            <text:p>Rocaful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ntevedra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22956" calcext:value-type="currency">
            <text:p>22.956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Azorí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450" calcext:value-type="currency">
            <text:p>109.45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Brígid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eyer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73788" calcext:value-type="currency">
            <text:p>73.788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Laso</text:p>
          </table:table-cell>
          <table:table-cell office:value-type="string" calcext:value-type="string">
            <text:p>Leiva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5039" calcext:value-type="currency">
            <text:p>75.039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ía</text:p>
          </table:table-cell>
          <table:table-cell office:value-type="string" calcext:value-type="string">
            <text:p>Legorreta</text:p>
          </table:table-cell>
          <table:table-cell office:value-type="string" calcext:value-type="string">
            <text:p>Cobas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26862" calcext:value-type="currency">
            <text:p>26.862,00 €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ufrasia</text:p>
          </table:table-cell>
          <table:table-cell office:value-type="string" calcext:value-type="string">
            <text:p>Lerchundi</text:p>
          </table:table-cell>
          <table:table-cell office:value-type="string" calcext:value-type="string">
            <text:p>Toscan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7032" calcext:value-type="currency">
            <text:p>127.032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ónica</text:p>
          </table:table-cell>
          <table:table-cell office:value-type="string" calcext:value-type="string">
            <text:p>Lombau</text:p>
          </table:table-cell>
          <table:table-cell office:value-type="string" calcext:value-type="string">
            <text:p>Rendón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tevedra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EUR" office:value="109121" calcext:value-type="currency">
            <text:p>109.121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edrano</text:p>
          </table:table-cell>
          <table:table-cell office:value-type="string" calcext:value-type="string">
            <text:p>Aguayo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99330" calcext:value-type="currency">
            <text:p>99.330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elestina</text:p>
          </table:table-cell>
          <table:table-cell office:value-type="string" calcext:value-type="string">
            <text:p>Navas</text:p>
          </table:table-cell>
          <table:table-cell office:value-type="string" calcext:value-type="string">
            <text:p>Arena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137724" calcext:value-type="currency">
            <text:p>137.724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Úrsula</text:p>
          </table:table-cell>
          <table:table-cell office:value-type="string" calcext:value-type="string">
            <text:p>Quiñones</text:p>
          </table:table-cell>
          <table:table-cell office:value-type="string" calcext:value-type="string">
            <text:p>Santibáñez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ntevedra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94043" calcext:value-type="currency">
            <text:p>94.043,00 €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Subirats</text:p>
          </table:table-cell>
          <table:table-cell office:value-type="string" calcext:value-type="string">
            <text:p>Ravel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evedra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120247" calcext:value-type="currency">
            <text:p>120.247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Zuloaga</text:p>
          </table:table-cell>
          <table:table-cell office:value-type="string" calcext:value-type="string">
            <text:p>Pomar</text:p>
          </table:table-cell>
          <table:table-cell table:style-name="ce4" office:value-type="string" calcext:value-type="string">
            <text:p>Muj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ntevedra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118260" calcext:value-type="currency">
            <text:p>118.260,00 €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8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652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DB__1" table:target-range-address="Hoja1.A5:Hoja1.J255">
          <table:sort table:bind-styles-to-content="false">
            <table:sort-by table:field-number="6" table:data-type="automatic"/>
            <table:sort-by table:field-number="4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average"/>
              <table:subtotal-field table:field-number="8" table:function="sum"/>
            </table:subtotal-rule>
            <table:subtotal-rule table:group-by-field-number="4">
              <table:subtotal-field table:field-number="5" table:function="countnums"/>
            </table:subtotal-rule>
          </table:subtotal-rules>
        </table:database-range>
        <table:database-range table:name="__Anonymous_DB__2" table:target-range-address="Hoja1.A5:Hoja1.J260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average"/>
              <table:subtotal-field table:field-number="7" table:function="average"/>
              <table:subtotal-field table:field-number="8" table:function="average"/>
            </table:subtotal-rule>
          </table:subtotal-rules>
        </table:database-range>
        <table:database-range table:name="__Anonymous_DB__3" table:target-range-address="Hoja1.A5:Hoja1.J268">
          <table:sort table:bind-styles-to-content="false">
            <table:sort-by table:field-number="9" table:data-type="automatic"/>
            <table:sort-by table:field-number="4" table:data-type="automatic"/>
          </table:sort>
          <table:subtotal-rules table:bind-styles-to-content="false">
            <table:sort-groups/>
            <table:subtotal-rule table:group-by-field-number="9">
              <table:subtotal-field table:field-number="5" table:function="count"/>
            </table:subtotal-rule>
            <table:subtotal-rule table:group-by-field-number="4">
              <table:subtotal-field table:field-number="5" table:function="countnums"/>
            </table:subtotal-rule>
          </table:subtotal-rules>
        </table:database-range>
        <table:database-range table:name="__Anonymous_DB__4" table:target-range-address="Hoja1.A5:Hoja1.J266">
          <table:sort table:bind-styles-to-content="false">
            <table:sort-by table:field-number="4" table:data-type="automatic"/>
            <table:sort-by table:field-number="9" table:data-type="automatic"/>
          </table:sort>
          <table:subtotal-rules table:bind-styles-to-content="false">
            <table:sort-groups/>
            <table:subtotal-rule table:group-by-field-number="4">
              <table:subtotal-field table:field-number="5" table:function="count"/>
            </table:subtotal-rule>
            <table:subtotal-rule table:group-by-field-number="9">
              <table:subtotal-field table:field-number="5" table:function="count"/>
            </table:subtotal-rule>
          </table:subtotal-rules>
        </table:database-range>
        <table:database-range table:name="__Anonymous_DB__5" table:target-range-address="Hoja1.A5:Hoja1.J2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3:11:10.434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4T17:43:45.51</meta:creation-date>
    <dc:date>2017-01-03T23:11:23.401000000</dc:date>
    <meta:editing-duration>PT11H38M20S</meta:editing-duration>
    <meta:editing-cycles>23</meta:editing-cycles>
    <meta:generator>LibreOffice/4.2.4.2$Windows_x86 LibreOffice_project/63150712c6d317d27ce2db16eb94c2f3d7b699f8</meta:generator>
    <meta:document-statistic meta:table-count="1" meta:cell-count="2510" meta:object-count="0"/>
  </office:meta>
</office:document-meta>
</file>